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rud.setDefaultOutcome( String default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rud.getDefaultOutc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rud.AbstractCru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rud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rud.creat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rud.edi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rud.delet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rud.sav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rud.isItemEd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rud.getShow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rud.cancel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rud.show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